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DejaVu Sans Mono" style:text-underline-style="solid" style:text-underline-width="auto" style:text-underline-color="font-color" fo:font-weight="bold" officeooo:rsid="000f5ae2" officeooo:paragraph-rsid="000f5ae2" style:font-weight-asian="bold" style:font-weight-complex="bold"/>
    </style:style>
    <style:style style:name="P2" style:family="paragraph" style:parent-style-name="Standard">
      <style:text-properties style:font-name="DejaVu Sans Mono" fo:font-size="10pt" officeooo:rsid="000f5ae2" officeooo:paragraph-rsid="000f5ae2" style:font-size-asian="10pt" style:font-size-complex="10pt"/>
    </style:style>
    <style:style style:name="P3" style:family="paragraph" style:parent-style-name="Standard">
      <style:paragraph-properties fo:break-before="column"/>
      <style:text-properties style:font-name="DejaVu Sans Mono" fo:font-size="10pt" officeooo:rsid="000f5ae2" officeooo:paragraph-rsid="000f5ae2" style:font-size-asian="10pt" style:font-size-complex="10pt"/>
    </style:style>
    <style:style style:name="P4" style:family="paragraph" style:parent-style-name="Standard">
      <style:text-properties style:font-name="DejaVu Sans Mono" fo:font-size="10pt" officeooo:rsid="001123fd" officeooo:paragraph-rsid="001123fd" style:font-size-asian="10pt" style:font-size-complex="10pt"/>
    </style:style>
    <style:style style:name="T1" style:family="text">
      <style:text-properties officeooo:rsid="001123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ort React, { Component } from 'react';</text:p>
      <text:p text:style-name="P4">import logo from './logo.svg';</text:p>
      <text:p text:style-name="P4">import './App.css';</text:p>
      <text:p text:style-name="P4"/>
      <text:p text:style-name="P4">//const random = require('lodash/fp/random');</text:p>
      <text:p text:style-name="P4"/>
      <text:p text:style-name="P4"/>
      <text:p text:style-name="P4">function Welcome(props) {</text:p>
      <text:p text:style-name="P4"><text:s text:c="2"/>return &lt;div&gt;Howdy {props.user}&lt;/div&gt;</text:p>
      <text:p text:style-name="P4">}</text:p>
      <text:p text:style-name="P4"/>
      <text:p text:style-name="P4">//C tips: how to use styling in JSX</text:p>
      <text:p text:style-name="P4">// <text:s/>style={{background:"white", border:"1px solid #333", boxShadow:"0px 0px 10px 5px #ccc inset", boxSizing:"border-box"}}</text:p>
      <text:p text:style-name="P4"/>
      <text:p text:style-name="P4">//-----------Begin Helper Functions ----------------</text:p>
      <text:p text:style-name="P4">// 1- Continuously Loop thru Array, either forward or backward</text:p>
      <text:p text:style-name="P4">// <text:s text:c="3"/>if i is negative, wrap around the array at the top</text:p>
      <text:p text:style-name="P4">// <text:s text:c="3"/>if i is greater than length = n, wrap around the array at the bottom</text:p>
      <text:p text:style-name="P4">function arrayLoopIndex (i, n) {</text:p>
      <text:p text:style-name="P4"><text:s text:c="2"/>if (i &lt; 0) <text:s/>{i = (i % n) + n}</text:p>
      <text:p text:style-name="P4"><text:s text:c="2"/>if (i &gt;= n) {i = (i % n) }</text:p>
      <text:p text:style-name="P4"><text:s text:c="2"/>return i;</text:p>
      <text:p text:style-name="P4"><text:s text:c="2"/>}</text:p>
      <text:p text:style-name="P4">// <text:s text:c="3"/>to test arrayLoopIndex above for array of length 12:</text:p>
      <text:p text:style-name="P4">//for (var i=-13; i&lt;13; i++) {console.log(i + ": " + arrayLoopIndex(i, 12))}</text:p>
      <text:p text:style-name="P4"/>
      <text:p text:style-name="P4">// 2- Get opponentIDs -- eligible opponents for teami are</text:p>
      <text:p text:style-name="P4">// <text:s text:c="3"/>within +/- numgames/2 (if even numgames only! )</text:p>
      <text:p text:style-name="P4">// <text:s text:c="3"/>homegames, ie teamID is greater than teami</text:p>
      <text:p text:style-name="P4">// <text:s text:c="3"/>away games, ie teamID is less than teami</text:p>
      <text:p text:style-name="P4">function getHomeOpponentIDs (teami, numgames, numteams) {</text:p>
      <text:p text:style-name="P4"><text:s text:c="2"/>// if numgames is even</text:p>
      <text:p text:style-name="P4"><text:s text:c="2"/>if (numgames % 2 === 0) {</text:p>
      <text:p text:style-name="P4"><text:s text:c="4"/>const numHomeGames = numgames/2 ;</text:p>
      <text:p text:style-name="P4"><text:s text:c="4"/>const homeOpponentIDs =</text:p>
      <text:p text:style-name="P4"><text:s text:c="6"/>Array.from({length: numHomeGames}, (v,i) =&gt;</text:p>
      <text:p text:style-name="P4"><text:s text:c="8"/>arrayLoopIndex( (teami + i + 1), numteams) );</text:p>
      <text:p text:style-name="P4"><text:s text:c="4"/>return homeOpponentIDs;</text:p>
      <text:p text:style-name="P4"><text:s text:c="2"/>}}</text:p>
      <text:p text:style-name="P4">// <text:s text:c="2"/>to test getHomeOpponentIDs above for 12 teams, 8 games:</text:p>
      <text:p text:style-name="P4">//for (var i=0; i&lt;12; i++) {console.log(i + ": " + getHomeOpponentIDs(i, 8, 12))}</text:p>
      <text:p text:style-name="P4"/>
      <text:p text:style-name="P4">function getAwayOpponentIDs (teami, numgames, numteams) {</text:p>
      <text:p text:style-name="P4"><text:s text:c="2"/>// if numgames is even</text:p>
      <text:p text:style-name="P4"><text:s text:c="2"/>if (numgames % 2 === 0) {</text:p>
      <text:p text:style-name="P4"><text:s text:c="4"/>const numAwayGames = numgames/2 ;</text:p>
      <text:p text:style-name="P4"><text:s text:c="4"/>const awayOpponentIDs =</text:p>
      <text:p text:style-name="P4"><text:s text:c="6"/>Array.from({length: numAwayGames}, (v,i) =&gt;</text:p>
      <text:p text:style-name="P4"><text:s text:c="8"/>arrayLoopIndex( (teami - i - 1), numteams) );</text:p>
      <text:p text:style-name="P4"><text:s text:c="4"/>return awayOpponentIDs;</text:p>
      <text:p text:style-name="P4"><text:s text:c="2"/>}}</text:p>
      <text:p text:style-name="P4">// <text:s/>to test getAwayOpponentIDs above for 12 teams, 8 games:</text:p>
      <text:p text:style-name="P4">//for (var i=0; i&lt;12; i++) {console.log(i + ": " + getAwayOpponentIDs(i, 8, 12))}</text:p>
      <text:p text:style-name="P4"/>
      <text:p text:style-name="P4">/*</text:p>
      <text:p text:style-name="P4">//3- A helper function to subset array by filtering, using refs inthis case:</text:p>
      <text:p text:style-name="P4">const refs = Object.keys(this.refs);</text:p>
      <text:p text:style-name="P4">function filterRefs(query) {</text:p>
      <text:p text:style-name="P4"><text:soft-page-break/><text:s text:c="2"/>const jj = refs.filter(ref =&gt; ref.indexOf(query) &gt; -1);</text:p>
      <text:p text:style-name="P4"><text:s text:c="4"/>//console.log(filterRefs('a')); // ['a0', 'a1','a2', 'a3']</text:p>
      <text:p text:style-name="P4"><text:s text:c="2"/>const kk = jj.map(j =&gt; "t" + j.slice(1));</text:p>
      <text:p text:style-name="P4"><text:s text:c="3"/>//console.log(filterRefs('a')); <text:s/>['0', '1','2', '3']</text:p>
      <text:p text:style-name="P4"><text:s text:c="2"/>return kk;</text:p>
      <text:p text:style-name="P4">}</text:p>
      <text:p text:style-name="P4">const teamawayrefs=filterRefs("a");</text:p>
      <text:p text:style-name="P4">const teamhomerefs=filterRefs("h");</text:p>
      <text:p text:style-name="P4">console.log(teamawayrefs); // ['a0', 'a1','a2', 'a3']</text:p>
      <text:p text:style-name="P4">console.log(teamhomerefs); // ['a0', 'a1','a2', 'a3']</text:p>
      <text:p text:style-name="P4">*/</text:p>
      <text:p text:style-name="P4"/>
      <text:p text:style-name="P4">//----------------end helper functions -----------</text:p>
      <text:p text:style-name="P4"/>
      <text:p text:style-name="P4">//Set up Constants:</text:p>
      <text:p text:style-name="P4">const numteams = 12;</text:p>
      <text:p text:style-name="P4">const numgames = 8;</text:p>
      <text:p text:style-name="P4">const teamIDs =</text:p>
      <text:p text:style-name="P4"><text:s text:c="2"/>Array.from({length: numteams}, (v,i) =&gt; i);</text:p>
      <text:p text:style-name="P4">const teamNames =</text:p>
      <text:p text:style-name="P4"><text:s text:c="2"/>Array.from({length: numteams}, (v,i) =&gt; "Team " + (i + 1))</text:p>
      <text:p text:style-name="P4"/>
      <text:p text:style-name="P4">const teamObj = []</text:p>
      <text:p text:style-name="P4">for (let i=0; i&lt;numteams; i++) {</text:p>
      <text:p text:style-name="P4"><text:s text:c="2"/>teamObj.push(</text:p>
      <text:p text:style-name="P4"><text:s text:c="2"/>{teamID:i, teamName:("Team " + (i + 1)), defaultOrder:i, preferOrder:""}</text:p>
      <text:p text:style-name="P4"><text:s text:c="2"/>)</text:p>
      <text:p text:style-name="P4">}</text:p>
      <text:p text:style-name="P4">console.log(teamObj[11].defaultOrder);</text:p>
      <text:p text:style-name="P4">console.log(teamObj[5].teamName);</text:p>
      <text:p text:style-name="P4"/>
      <text:p text:style-name="P4">const teamObjJson = JSON.stringify(teamObj);</text:p>
      <text:p text:style-name="P4">console.log(teamObjJson);</text:p>
      <text:p text:style-name="P4"/>
      <text:p text:style-name="P4">//-------------------------------------------------------------------------</text:p>
      <text:p text:style-name="P4"><text:s text:c="2"/>function OrigOrderTeamList(props) {</text:p>
      <text:p text:style-name="P4"><text:s text:c="4"/>const onDragStart = props.onDragStart;</text:p>
      <text:p text:style-name="P4"><text:s text:c="4"/>const onDragEnd = props.onDragEnd;</text:p>
      <text:p text:style-name="P4"><text:s text:c="4"/>const listItems = teamIDs.map((teamID) =&gt;</text:p>
      <text:p text:style-name="P4"><text:s text:c="6"/>&lt;li key={teamID.toString()} data-teami={teamID.toString()}</text:p>
      <text:p text:style-name="P4"><text:s text:c="8"/>data-deforder={teamID.toString()} data-preforder={""}</text:p>
      <text:p text:style-name="P4"><text:s text:c="8"/>draggable={true}</text:p>
      <text:p text:style-name="P4"><text:s text:c="8"/>onDragStart={onDragStart} onDragEnd={onDragEnd}</text:p>
      <text:p text:style-name="P4"><text:s text:c="8"/>&gt;</text:p>
      <text:p text:style-name="P4"><text:s text:c="8"/>{teamNames[teamID]}</text:p>
      <text:p text:style-name="P4"><text:s text:c="6"/>&lt;/li&gt;</text:p>
      <text:p text:style-name="P4"><text:s text:c="4"/>);</text:p>
      <text:p text:style-name="P4"><text:s text:c="4"/>return (</text:p>
      <text:p text:style-name="P4"><text:s text:c="6"/>&lt;ul&gt;{listItems}&lt;/ul&gt;</text:p>
      <text:p text:style-name="P4"><text:s text:c="4"/>);</text:p>
      <text:p text:style-name="P4"><text:s text:c="2"/>}</text:p>
      <text:p text:style-name="P4"/>
      <text:p text:style-name="P4">//-------------------------------------------------------------------------</text:p>
      <text:p text:style-name="P4">function PrefOrderTeamList(props) {</text:p>
      <text:p text:style-name="P4"><text:s text:c="2"/>const onDragOver = props.onDragOver;</text:p>
      <text:p text:style-name="P4"><text:s text:c="2"/>const onDrop = props.onDrop;</text:p>
      <text:p text:style-name="P4"><text:s text:c="2"/>const onDragEnter = props.onDragEnter;</text:p>
      <text:p text:style-name="P4"><text:s text:c="2"/>const onDragLeave = props.onDragLeave;</text:p>
      <text:p text:style-name="P4"><text:s text:c="2"/>const listItems = teamIDs.map((teamID) =&gt;</text:p>
      <text:p text:style-name="P4"><text:soft-page-break/><text:s text:c="4"/>&lt;li key={teamID.toString()} data-teami={teamID.toString()}</text:p>
      <text:p text:style-name="P4"><text:s text:c="6"/>data-deforder={""} data-preforder={teamID.toString()}</text:p>
      <text:p text:style-name="P4"><text:s text:c="6"/>onDragOver={onDragOver} onDragEnter={onDragEnter}</text:p>
      <text:p text:style-name="P4"><text:s text:c="6"/>onDragLeave={onDragLeave}</text:p>
      <text:p text:style-name="P4"><text:s text:c="6"/>onDrop={onDrop}</text:p>
      <text:p text:style-name="P4"><text:s text:c="6"/>style={{color:'lightgray'}}</text:p>
      <text:p text:style-name="P4"><text:s text:c="6"/>&gt;</text:p>
      <text:p text:style-name="P4"><text:s text:c="6"/>drag here</text:p>
      <text:p text:style-name="P4"><text:s text:c="4"/>&lt;/li&gt;</text:p>
      <text:p text:style-name="P4"><text:s text:c="2"/>);</text:p>
      <text:p text:style-name="P4"><text:s text:c="2"/>return (</text:p>
      <text:p text:style-name="P4"><text:s text:c="4"/>&lt;ul&gt;{listItems}&lt;/ul&gt;</text:p>
      <text:p text:style-name="P4"><text:s text:c="2"/>);</text:p>
      <text:p text:style-name="P4">} <text:s/>//-------------------------------------------------------------------------</text:p>
      <text:p text:style-name="P4"/>
      <text:p text:style-name="P4">function Test() {</text:p>
      <text:p text:style-name="P4"><text:s text:c="2"/>return (&lt;p&gt; "This is a test" &lt;/p&gt;)</text:p>
      <text:p text:style-name="P4">} <text:s/>//-------------------------------------------------------------------------</text:p>
      <text:p text:style-name="P4"/>
      <text:p text:style-name="P4">function SpanItems(props) {</text:p>
      <text:p text:style-name="P4"><text:s text:c="2"/>var teami = props.teami;</text:p>
      <text:p text:style-name="P4"><text:s text:c="2"/>var oppoHs = getHomeOpponentIDs(teami,numgames,numteams);</text:p>
      <text:p text:style-name="P4"><text:s text:c="2"/>var oppoAs = getAwayOpponentIDs(teami,numgames,numteams);</text:p>
      <text:p text:style-name="P4"><text:s text:c="2"/>//console.log ("oppoHs: " +oppoHs + " <text:s/>oppoAs: "+ oppoAs);</text:p>
      <text:p text:style-name="P4"/>
      <text:p text:style-name="P4"><text:s text:c="2"/>var hSpan = oppoHs.map((oppoH, i) =&gt;</text:p>
      <text:p text:style-name="P4"><text:s text:c="8"/>&lt;span key={i.toString()} index={i.toString()} data-teami={oppoH.toString()}</text:p>
      <text:p text:style-name="P4"><text:s text:c="10"/>//className="whotip whohometip"</text:p>
      <text:p text:style-name="P4"><text:s text:c="10"/>&gt;</text:p>
      <text:p text:style-name="P4"><text:s text:c="12"/>{teamNames[teami]} vs {teamNames[oppoH]}Home matchup&lt;br/&gt;</text:p>
      <text:p text:style-name="P4"><text:s text:c="8"/>&lt;/span&gt;</text:p>
      <text:p text:style-name="P4"><text:s text:c="4"/>);</text:p>
      <text:p text:style-name="P4"/>
      <text:p text:style-name="P4"><text:s text:c="2"/>var aSpan = oppoAs.map((oppoA, i) =&gt;</text:p>
      <text:p text:style-name="P4"><text:s text:c="8"/>&lt;span key={i.toString()} index={i.toString()} <text:s/>data-teami={oppoA.toString()}</text:p>
      <text:p text:style-name="P4"><text:s text:c="10"/>//className="whotip whoawaytip"</text:p>
      <text:p text:style-name="P4"><text:s text:c="10"/>&gt;</text:p>
      <text:p text:style-name="P4"><text:s text:c="12"/>{teamNames[oppoA]} vs {teamNames[teami]} Away matchup&lt;br/&gt;</text:p>
      <text:p text:style-name="P4"><text:s text:c="8"/>&lt;/span&gt;</text:p>
      <text:p text:style-name="P4"><text:s text:c="4"/>);</text:p>
      <text:p text:style-name="P4"><text:s text:c="2"/>return( &lt;p&gt;{hSpan} {aSpan} &lt;/p&gt;)</text:p>
      <text:p text:style-name="P4">} <text:s/>//---------------------------------------------------------------</text:p>
      <text:p text:style-name="P4"/>
      <text:p text:style-name="P4">function WhoPlaysWhoList(props) {</text:p>
      <text:p text:style-name="P4"><text:s text:c="2"/>const onMouseEnter = props.onMouseEnter;</text:p>
      <text:p text:style-name="P4"><text:s text:c="2"/>const onMouseLeave = props.onMouseLeave;</text:p>
      <text:p text:style-name="P4"><text:s text:c="2"/>var teami = props.teami;</text:p>
      <text:p text:style-name="P4"><text:s text:c="2"/>var team_Obj = props.team_Obj;</text:p>
      <text:p text:style-name="P4"><text:s text:c="2"/>var hasPreferOrder = props.hasPreferOrder;</text:p>
      <text:p text:style-name="P4"/>
      <text:p text:style-name="P4"><text:s text:c="2"/>const oppoHs = getHomeOpponentIDs(teami,numgames,numteams);</text:p>
      <text:p text:style-name="P4"><text:s text:c="2"/>const oppoAs = getAwayOpponentIDs(teami,numgames,numteams);</text:p>
      <text:p text:style-name="P4"><text:s text:c="2"/>//console.log ("oppoHs: " +oppoHs + " <text:s/>oppoAs: "+ oppoAs);</text:p>
      <text:p text:style-name="P4"/>
      <text:p text:style-name="P4"><text:s text:c="2"/>function whotipStyle (oppo) {</text:p>
      <text:p text:style-name="P4"><text:s text:c="6"/>const top = (oppo * 1/numteams * 100) - (1/numteams);</text:p>
      <text:p text:style-name="P4"><text:s text:c="6"/>return (top+'%') }</text:p>
      <text:p text:style-name="P4"/>
      <text:p text:style-name="P4"><text:s text:c="2"/>const hSpans = oppoHs.map((oppoH, i) =&gt;</text:p>
      <text:p text:style-name="P4"><text:soft-page-break/><text:s text:c="6"/>&lt;span key={i.toString()} <text:s/>id={"h"+oppoH} className="whotip whohometip"</text:p>
      <text:p text:style-name="P4"><text:s text:c="8"/>style={{ position:'absolute', top:whotipStyle(oppoH)}}</text:p>
      <text:p text:style-name="P4"><text:s text:c="8"/>&gt;</text:p>
      <text:p text:style-name="P4"><text:s text:c="8"/>{teamNames[teami]} vs {teamNames[oppoH]} -- Home&lt;br/&gt;</text:p>
      <text:p text:style-name="P4"><text:s text:c="6"/>&lt;/span&gt;</text:p>
      <text:p text:style-name="P4"><text:s text:c="4"/>);</text:p>
      <text:p text:style-name="P4"/>
      <text:p text:style-name="P4"><text:s text:c="2"/>const aSpans = oppoAs.map((oppoA, i) =&gt;</text:p>
      <text:p text:style-name="P4"><text:s text:c="6"/>&lt;span key={i.toString()} <text:s/>id={"a"+oppoA} className="whotip whoawaytip"</text:p>
      <text:p text:style-name="P4"><text:s text:c="8"/>style={{ position:'absolute', top:whotipStyle(oppoA)}}</text:p>
      <text:p text:style-name="P4"><text:s text:c="8"/>&gt;</text:p>
      <text:p text:style-name="P4"><text:s text:c="8"/>{teamNames[oppoA]} vs {teamNames[teami]} -- Away&lt;br/&gt;</text:p>
      <text:p text:style-name="P4"><text:s text:c="6"/>&lt;/span&gt;</text:p>
      <text:p text:style-name="P4"><text:s text:c="4"/>);</text:p>
      <text:p text:style-name="P4"/>
      <text:p text:style-name="P4"><text:s text:c="2"/>function whoboxStyle (i, teami) {</text:p>
      <text:p text:style-name="P4"><text:s text:c="6"/>if (i === teami) {return {background:'white', color:'black'} }</text:p>
      <text:p text:style-name="P4"><text:s text:c="6"/>if (oppoAs.includes(i)) {return {background:'lightblue', color:'gray'} }</text:p>
      <text:p text:style-name="P4"><text:s text:c="6"/>if (oppoHs.includes(i)) {return {background:'lightgreen', color:'gray'} }</text:p>
      <text:p text:style-name="P4"><text:s text:c="6"/>else {return {background:'lightgray', color:'gray'} }</text:p>
      <text:p text:style-name="P4"><text:s text:c="2"/>}</text:p>
      <text:p text:style-name="P4"/>
      <text:p text:style-name="P4"><text:s text:c="2"/>const teamlist = teamIDs.map((teamID,i) =&gt;</text:p>
      <text:p text:style-name="P4"><text:s text:c="6"/>&lt;li key={teamID.toString()} id={"t"+ i} data-teami={teamID.toString()}</text:p>
      <text:p text:style-name="P4"><text:s text:c="9"/>//className={'whobox #t' + i}</text:p>
      <text:p text:style-name="P4"><text:s text:c="9"/>style={whoboxStyle(i, teami) }</text:p>
      <text:p text:style-name="P4"><text:s text:c="9"/>onMouseEnter={onMouseEnter} onMouseLeave={onMouseLeave}</text:p>
      <text:p text:style-name="P4"><text:s text:c="11"/>&gt;</text:p>
      <text:p text:style-name="P4"><text:s text:c="10"/>{teamNames[teamID]}</text:p>
      <text:p text:style-name="P4"><text:s text:c="6"/>&lt;/li&gt;</text:p>
      <text:p text:style-name="P4"><text:s text:c="4"/>)</text:p>
      <text:p text:style-name="P4"/>
      <text:p text:style-name="P4">return ( &lt;ul style={{width:'80%'}}&gt; {teamlist} {aSpans} {hSpans} &lt;/ul&gt; )</text:p>
      <text:p text:style-name="P4">} // end of WhoPlaysWhoList Component -------------------------------------</text:p>
      <text:p text:style-name="P4"/>
      <text:p text:style-name="P4">class App extends Component {</text:p>
      <text:p text:style-name="P4"><text:s text:c="2"/>constructor(props) {</text:p>
      <text:p text:style-name="P4"><text:s text:c="4"/>super (props);</text:p>
      <text:p text:style-name="P4"><text:s text:c="4"/>this.state = {</text:p>
      <text:p text:style-name="P4"><text:s text:c="6"/>numteams: 12,</text:p>
      <text:p text:style-name="P4"><text:s text:c="6"/>team_i: Math.ceil(numteams / 2),</text:p>
      <text:p text:style-name="P4"><text:s text:c="6"/>hasPreferOrder: "false",</text:p>
      <text:p text:style-name="P4"><text:s text:c="6"/>dragTeamID: "",</text:p>
      <text:p text:style-name="P4"><text:s text:c="6"/>value: "snowdrop",</text:p>
      <text:p text:style-name="P4"><text:s text:c="6"/>teamObj: teamObj,</text:p>
      <text:p text:style-name="P4"/>
      <text:p text:style-name="P4"><text:s text:c="4"/>};</text:p>
      <text:p text:style-name="P4"><text:s text:c="4"/>this.handleClickClear = this.handleClickClear.bind(this);</text:p>
      <text:p text:style-name="P4"><text:s text:c="4"/>this.handleClickSave = this.handleClickSave.bind(this);</text:p>
      <text:p text:style-name="P4"><text:s text:c="4"/>this.drag = this.drag.bind(this);</text:p>
      <text:p text:style-name="P4"><text:s text:c="4"/>this.dragEnd = this.dragEnd.bind(this);</text:p>
      <text:p text:style-name="P4"><text:s text:c="4"/>this.allowDrop = this.allowDrop.bind(this);</text:p>
      <text:p text:style-name="P4"><text:s text:c="4"/>this.dragEnter = this.dragEnter.bind(this);</text:p>
      <text:p text:style-name="P4"><text:s text:c="4"/>this.dragLeave = this.dragLeave.bind(this);</text:p>
      <text:p text:style-name="P4"><text:s text:c="4"/>this.drop = this.drop.bind(this);</text:p>
      <text:p text:style-name="P4"><text:s text:c="4"/>this.highlight = this.highlight.bind(this);</text:p>
      <text:p text:style-name="P4"><text:s text:c="4"/>this.unhighlight = this.unhighlight.bind(this);</text:p>
      <text:p text:style-name="P4"><text:s text:c="2"/>}</text:p>
      <text:p text:style-name="P4">/*</text:p>
      <text:p text:style-name="P4"><text:soft-page-break/><text:s text:c="2"/>componentDidMount() {</text:p>
      <text:p text:style-name="P4"><text:s text:c="2"/>this.timerID = setInterval(</text:p>
      <text:p text:style-name="P4"><text:s text:c="4"/>() =&gt; this.tick(),</text:p>
      <text:p text:style-name="P4"><text:s text:c="4"/>1000</text:p>
      <text:p text:style-name="P4"><text:s text:c="2"/>);</text:p>
      <text:p text:style-name="P4">}</text:p>
      <text:p text:style-name="P4"/>
      <text:p text:style-name="P4">tick() {</text:p>
      <text:p text:style-name="P4"><text:s text:c="2"/>this.setState({</text:p>
      <text:p text:style-name="P4"><text:s text:c="4"/>date: new Date()</text:p>
      <text:p text:style-name="P4"><text:s text:c="2"/>});</text:p>
      <text:p text:style-name="P4">}</text:p>
      <text:p text:style-name="P4">*/</text:p>
      <text:p text:style-name="P4"/>
      <text:p text:style-name="P4"><text:s text:c="2"/>handleClickClear(ev) {</text:p>
      <text:p text:style-name="P4"><text:s text:c="4"/>for (let i = 0; i&lt; teamObj.length; i++) {</text:p>
      <text:p text:style-name="P4"><text:s text:c="6"/>teamObj[i].preferOrder = "";</text:p>
      <text:p text:style-name="P4"><text:s text:c="4"/>}</text:p>
      <text:p text:style-name="P4"><text:s text:c="4"/>var parent = ev.target.parentNode;</text:p>
      <text:p text:style-name="P4"><text:s text:c="4"/>this.setState({value : parent.children[4].innerHTML,</text:p>
      <text:p text:style-name="P4"><text:s text:c="19"/>teamObj: teamObj});</text:p>
      <text:p text:style-name="P4"><text:s text:c="2"/>}</text:p>
      <text:p text:style-name="P4"/>
      <text:p text:style-name="P4"><text:s text:c="2"/>handleClickSave(ev) {</text:p>
      <text:p text:style-name="P4"><text:s text:c="4"/>const prefArray =</text:p>
      <text:p text:style-name="P4"><text:s text:c="6"/>Array.from({length: this.state.teamObj.length}, (v,i) =&gt; this.state.teamObj[i].preferOrder);</text:p>
      <text:p text:style-name="P4"><text:s text:c="4"/>var prefcheck;</text:p>
      <text:p text:style-name="P4"><text:s text:c="4"/>if(prefArray.every(x =&gt; Number.isInteger(x))) {</text:p>
      <text:p text:style-name="P4"><text:s text:c="6"/>prefcheck = "everybody has a pref";</text:p>
      <text:p text:style-name="P4"><text:s text:c="6"/>this.setState({teamObj: teamObj});</text:p>
      <text:p text:style-name="P4"><text:s text:c="4"/>} else {</text:p>
      <text:p text:style-name="P4"><text:s text:c="6"/>prefcheck = "not everybody has a pref";</text:p>
      <text:p text:style-name="P4"><text:s text:c="4"/>};</text:p>
      <text:p text:style-name="P4"><text:s text:c="4"/>this.setState({value : prefcheck});</text:p>
      <text:p text:style-name="P4"><text:s text:c="2"/>}</text:p>
      <text:p text:style-name="P4"/>
      <text:p text:style-name="P4"/>
      <text:p text:style-name="P4"><text:s text:c="2"/>drag(ev) { <text:s text:c="2"/>// <text:s/>onDragStart</text:p>
      <text:p text:style-name="P4"><text:s text:c="6"/>this.setState({dragTeamID: ev.target.dataset.teami });</text:p>
      <text:p text:style-name="P4"><text:s text:c="6"/>ev.dataTransfer.setData("text/plain", ev.target.innerHTML);</text:p>
      <text:p text:style-name="P4"><text:s text:c="6"/>ev.dataTransfer.effectAllowed = "move";</text:p>
      <text:p text:style-name="P4"><text:s text:c="6"/>ev.target.style.backgroundColor = 'rgba(0,0,0,.5)';</text:p>
      <text:p text:style-name="P4"><text:s text:c="2"/>}</text:p>
      <text:p text:style-name="P4"/>
      <text:p text:style-name="P4"><text:s text:c="2"/>dragEnd(ev) { <text:s text:c="2"/>//refers to original element that is being dragged</text:p>
      <text:p text:style-name="P4"><text:s text:c="6"/>ev.target.style.visibility = 'hidden';</text:p>
      <text:p text:style-name="P4"><text:s text:c="2"/>}</text:p>
      <text:p text:style-name="P4"/>
      <text:p text:style-name="P4"><text:s text:c="2"/>// dragenter, dragover, dragleave, drop</text:p>
      <text:p text:style-name="P4"/>
      <text:p text:style-name="P4"><text:s text:c="2"/>dragEnter(ev) { <text:s text:c="2"/>//refers to droppable zone</text:p>
      <text:p text:style-name="P4"><text:s text:c="4"/>ev.target.style.border = '1px dashed blue';</text:p>
      <text:p text:style-name="P4"><text:s text:c="2"/>}</text:p>
      <text:p text:style-name="P4"/>
      <text:p text:style-name="P4"><text:s text:c="2"/>dragLeave(ev) { <text:s text:c="2"/>//refers to droppable zone</text:p>
      <text:p text:style-name="P4"><text:s text:c="4"/>ev.target.style.border = '1px solid gray';</text:p>
      <text:p text:style-name="P4"><text:s text:c="2"/>}</text:p>
      <text:p text:style-name="P4"/>
      <text:p text:style-name="P4"><text:soft-page-break/><text:s text:c="2"/>allowDrop(ev) { <text:s/>//on DragOver</text:p>
      <text:p text:style-name="P4"><text:s text:c="6"/>ev.preventDefault();</text:p>
      <text:p text:style-name="P4"><text:s text:c="6"/>ev.dataTransfer.dropEffect = "move" <text:s/>// Set the dropEffect to move</text:p>
      <text:p text:style-name="P4"><text:s text:c="2"/>}</text:p>
      <text:p text:style-name="P4"/>
      <text:p text:style-name="P4"><text:s text:c="2"/>drop(ev) {</text:p>
      <text:p text:style-name="P4"><text:s text:c="6"/>ev.preventDefault();</text:p>
      <text:p text:style-name="P4"><text:s text:c="6"/>let defOrder <text:s/>= parseInt(this.state.dragTeamID); //number</text:p>
      <text:p text:style-name="P4"><text:s text:c="6"/>let prefOrder = parseInt(ev.target.dataset.preforder); //number</text:p>
      <text:p text:style-name="P4"><text:s text:c="6"/>teamObj[defOrder].preferOrder = prefOrder ; // put number into teamObject</text:p>
      <text:p text:style-name="P4"><text:s text:c="6"/>// this.setState({teamObj: teamObj}); //moved to ClickSave above</text:p>
      <text:p text:style-name="P4"/>
      <text:p text:style-name="P4"><text:s text:c="6"/>let teamname = ev.dataTransfer.getData("text");</text:p>
      <text:p text:style-name="P4"><text:s text:c="6"/>ev.target.innerHTML= prefOrder + ". <text:s/>" + teamname + " <text:s/>" +</text:p>
      <text:p text:style-name="P4"><text:s text:c="6"/>"(OrigOrder: " <text:s/>+ defOrder + ")";</text:p>
      <text:p text:style-name="P4"/>
      <text:p text:style-name="P4"><text:s text:c="6"/>ev.target.style.color="red";</text:p>
      <text:p text:style-name="P4"><text:s text:c="2"/>}</text:p>
      <text:p text:style-name="P4"/>
      <text:p text:style-name="P4"><text:s text:c="2"/>highlight(ev) {</text:p>
      <text:p text:style-name="P4"><text:s text:c="4"/>//reset the "team of interest" state upon mouseover:</text:p>
      <text:p text:style-name="P4"><text:s text:c="4"/>var teami = parseInt(ev.target.dataset.teami);</text:p>
      <text:p text:style-name="P4"><text:s text:c="4"/>this.setState({team_i: teami <text:s text:c="2"/>});</text:p>
      <text:p text:style-name="P4"><text:s text:c="4"/>//console.log("team_i is: <text:s/>" + teami);</text:p>
      <text:p text:style-name="P4"/>
      <text:p text:style-name="P4"><text:s text:c="4"/>ev.target.style.cursor='pointer';</text:p>
      <text:p text:style-name="P4"><text:s text:c="4"/>ev.target.style.background = 'white';</text:p>
      <text:p text:style-name="P4"><text:s text:c="2"/>}</text:p>
      <text:p text:style-name="P4"/>
      <text:p text:style-name="P4">/*-------------------Tips for Stlying ev.targets:</text:p>
      <text:p text:style-name="P4"><text:s text:c="6"/>//If you have refs, they are in an object and can be found thusly:</text:p>
      <text:p text:style-name="P4"><text:s text:c="6"/>console.log("Object.keys(this.refs)" + Object.keys(this.refs))</text:p>
      <text:p text:style-name="P4"><text:s text:c="6"/>console.log("Object.values(this.refs)" + Object.values(this.refs))</text:p>
      <text:p text:style-name="P4"><text:s text:c="6"/>console.log(Object.values(this.refs[13]));</text:p>
      <text:p text:style-name="P4"><text:s text:c="6"/>ev.target.innerHTML = this.refs.t4.innerHTML; //?I think this works</text:p>
      <text:p text:style-name="P4"><text:s text:c="6"/>this.refs.t1.innerHTML= this.refs.a5.innerHTML; //? I think this works</text:p>
      <text:p text:style-name="P4"><text:s text:c="6"/>ev.target.setAttribute("style", "color:purple");</text:p>
      <text:p text:style-name="P4"><text:s text:c="6"/>ev.target.setAttribute("value", "Hello World!"); //for inputs</text:p>
      <text:p text:style-name="P4"><text:s text:c="6"/>ev.target.getElementsByTagName("span")[1].style.visibility="visible";</text:p>
      <text:p text:style-name="P4"><text:s text:c="6"/>var parent = ev.target.parentNode</text:p>
      <text:p text:style-name="P4"><text:s text:c="6"/>var children = parent.children; // is array</text:p>
      <text:p text:style-name="P4"><text:s text:c="6"/>var child3 = parent.children[3];</text:p>
      <text:p text:style-name="P4"><text:s text:c="6"/>var child3 = children[3]; //shorter than above</text:p>
      <text:p text:style-name="P4">*/</text:p>
      <text:p text:style-name="P4"/>
      <text:p text:style-name="P4"><text:s text:c="2"/>unhighlight(ev) {</text:p>
      <text:p text:style-name="P4"><text:s text:c="6"/>ev.target.parentNode.style.background = 'lightgray';</text:p>
      <text:p text:style-name="P4"><text:s text:c="2"/>}</text:p>
      <text:p text:style-name="P4"/>
      <text:p text:style-name="P4"/>
      <text:p text:style-name="P4"><text:s text:c="2"/>render() {</text:p>
      <text:p text:style-name="P4"/>
      <text:p text:style-name="P4"><text:s text:c="6"/>return (</text:p>
      <text:p text:style-name="P4"><text:s text:c="6"/>&lt;div className="App"&gt;</text:p>
      <text:p text:style-name="P4"><text:s text:c="8"/>&lt;div className="App-header"&gt;</text:p>
      <text:p text:style-name="P4"><text:s text:c="10"/>&lt;img src={logo} className="App-logo" alt="logo" /&gt;</text:p>
      <text:p text:style-name="P4"><text:s text:c="10"/>&lt;h2&gt;Who Plays Who&lt;/h2&gt;</text:p>
      <text:p text:style-name="P4"><text:s text:c="8"/>&lt;/div&gt;</text:p>
      <text:p text:style-name="P4"/>
      <text:p text:style-name="P4"><text:soft-page-break/><text:s text:c="8"/>&lt;div className='Main'&gt;</text:p>
      <text:p text:style-name="P4"><text:s text:c="10"/>&lt;p&gt; &lt;Welcome user="Cindy"/&gt; &lt;/p&gt;</text:p>
      <text:p text:style-name="P4"/>
      <text:p text:style-name="P4"><text:s text:c="10"/>&lt;div id='boxa' className='box'&gt;</text:p>
      <text:p text:style-name="P4"><text:s text:c="12"/>&lt;h2&gt;Default Order&lt;/h2&gt;</text:p>
      <text:p text:style-name="P4"><text:s text:c="12"/>&lt;h4&gt;Box A&lt;/h4&gt;</text:p>
      <text:p text:style-name="P4"><text:s text:c="14"/>&lt;button&gt;&lt;/button&gt;</text:p>
      <text:p text:style-name="P4"><text:s text:c="14"/>&lt;button&gt;&lt;/button&gt;</text:p>
      <text:p text:style-name="P4"><text:s text:c="14"/>&lt;OrigOrderTeamList onDragStart={this.drag} onDragEnd={this.dragEnd} onDragEnter={this.dragEnter}</text:p>
      <text:p text:style-name="P4"><text:s text:c="16"/>onDragLeave={this.dragLeave}</text:p>
      <text:p text:style-name="P4"><text:s text:c="16"/>onDrop={this.drop} onDragOver={this.allowDrop} /&gt;</text:p>
      <text:p text:style-name="P4"><text:s text:c="10"/>&lt;/div&gt;</text:p>
      <text:p text:style-name="P4"/>
      <text:p text:style-name="P4"><text:s text:c="10"/>&lt;div id='boxb' className='box'&gt;</text:p>
      <text:p text:style-name="P4"><text:s text:c="12"/>&lt;h2&gt;Preferred Order&lt;/h2&gt;</text:p>
      <text:p text:style-name="P4"><text:s text:c="12"/>&lt;h4&gt;Box B&lt;/h4&gt;</text:p>
      <text:p text:style-name="P4"><text:s text:c="12"/>&lt;button onClick={this.handleClickClear}&gt;Reset/Clear&lt;/button&gt;</text:p>
      <text:p text:style-name="P4"><text:s text:c="12"/>&lt;button onClick={this.handleClickSave}&gt;Save&lt;/button&gt;</text:p>
      <text:p text:style-name="P4"><text:s text:c="14"/>&lt;PrefOrderTeamList onDrop={this.drop} onDragOver={this.allowDrop}</text:p>
      <text:p text:style-name="P4"><text:s text:c="14"/>onDragLeave={this.dragLeave} onDragEnter={this.dragEnter} /&gt;</text:p>
      <text:p text:style-name="P4"><text:s text:c="10"/>&lt;/div&gt;</text:p>
      <text:p text:style-name="P4"/>
      <text:p text:style-name="P4"><text:s text:c="10"/>&lt;div id='boxc' className='box'&gt;</text:p>
      <text:p text:style-name="P4"><text:s text:c="12"/>&lt;h2&gt;Who Plays Who&lt;/h2&gt;</text:p>
      <text:p text:style-name="P4"><text:s text:c="12"/>&lt;h4&gt;Box C&lt;/h4&gt;</text:p>
      <text:p text:style-name="P4"><text:s text:c="14"/>&lt;div id='whobox' className='whobox' style={{height:'100%', position:'relative', marginLeft:'20%'}}&gt;</text:p>
      <text:p text:style-name="P4"><text:s text:c="16"/>&lt;WhoPlaysWhoList <text:s/>onMouseEnter={this.highlight} onMouseLeave={this.unhighlight} teami={this.state.team_i}</text:p>
      <text:p text:style-name="P4"><text:s text:c="16"/>hasPreferOrder={this.state.hasPreferOrder}</text:p>
      <text:p text:style-name="P4"><text:s text:c="16"/>team_Obj={this.state.teamObj}/&gt;</text:p>
      <text:p text:style-name="P4"><text:s text:c="14"/>&lt;/div&gt;</text:p>
      <text:p text:style-name="P4"><text:s text:c="10"/>&lt;/div&gt;</text:p>
      <text:p text:style-name="P4"/>
      <text:p text:style-name="P4"><text:s text:c="10"/>&lt;p&gt;Your state: &lt;/p&gt;</text:p>
      <text:p text:style-name="P4"><text:s text:c="10"/>&lt;p&gt; <text:s/>this.state.numteams: {this.state.numteams}&lt;/p&gt;</text:p>
      <text:p text:style-name="P4"><text:s text:c="10"/>&lt;p&gt; <text:s/>this.state.team_i: {this.state.team_i}&lt;/p&gt;</text:p>
      <text:p text:style-name="P4"><text:s text:c="10"/>&lt;p&gt; <text:s/>this.state.hasPreferOrder: {this.state.hasPreferOrder}&lt;/p&gt;</text:p>
      <text:p text:style-name="P4"><text:s text:c="10"/>&lt;p&gt; <text:s/>this.state.dragTeamID: {this.state.dragTeamID}&lt;/p&gt;</text:p>
      <text:p text:style-name="P4"><text:s text:c="10"/>&lt;p style={{fontSize:'50%'}}&gt;this.state.teamObj:&lt;br/&gt;</text:p>
      <text:p text:style-name="P4"><text:s text:c="10"/>{JSON.stringify(this.state.teamObj)}&lt;/p&gt;</text:p>
      <text:p text:style-name="P4"><text:s text:c="10"/>&lt;p&gt; <text:s/>this.state.value: {this.state.value}&lt;/p&gt;</text:p>
      <text:p text:style-name="P4"/>
      <text:p text:style-name="P4"><text:s text:c="10"/>&lt;div id='boxd' className='box'&gt;</text:p>
      <text:p text:style-name="P4"><text:s text:c="12"/>&lt;h2&gt;Put Test Functions Here&lt;/h2&gt;</text:p>
      <text:p text:style-name="P4"><text:s text:c="12"/>&lt;h4&gt;Box D&lt;/h4&gt;</text:p>
      <text:p text:style-name="P4"><text:s text:c="14"/>&lt;div style={{fontSize:'100%', position:"relative"}}&gt;</text:p>
      <text:p text:style-name="P4"><text:s text:c="16"/>&lt;SpanItems teami={this.state.team_i} /&gt;</text:p>
      <text:p text:style-name="P4"><text:s text:c="14"/>&lt;/div&gt;</text:p>
      <text:p text:style-name="P4"><text:s text:c="10"/>&lt;/div&gt;</text:p>
      <text:p text:style-name="P4"><text:s text:c="8"/>&lt;/div&gt;</text:p>
      <text:p text:style-name="P4"><text:s text:c="6"/>&lt;/div&gt; <text:s/>//end of 'App' div</text:p>
      <text:p text:style-name="P4"><text:s text:c="4"/>);</text:p>
      <text:p text:style-name="P4"><text:s text:c="2"/>}</text:p>
      <text:p text:style-name="P4">}</text:p>
      <text:p text:style-name="P4"/>
      <text:p text:style-name="P4">export default Ap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Mono" style:text-underline-style="solid" style:text-underline-width="auto" style:text-underline-color="font-color" fo:font-weight="bold" officeooo:rsid="000f5ae2" officeooo:paragraph-rsid="000f5ae2" style:font-weight-asian="bold" style:font-weight-complex="bold"/>
    </style:style>
    <style:style style:name="MT1" style:family="text">
      <style:text-properties officeooo:rsid="001123f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“<text:span text:style-name="MT1">App.js</text:span>”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3:49:13.065701772</meta:creation-date>
    <dc:date>2017-02-27T14:27:47.74142405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7" meta:paragraph-count="353" meta:word-count="1269" meta:character-count="13407" meta:non-whitespace-character-count="10809"/>
  </office:meta>
</office:document-meta>
</file>